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b5e17" officeooo:paragraph-rsid="000b5e17"/>
    </style:style>
    <style:style style:name="P2" style:family="paragraph" style:parent-style-name="Standard">
      <style:paragraph-properties fo:break-before="page"/>
      <style:text-properties officeooo:rsid="000b5e17" officeooo:paragraph-rsid="000b5e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p>
      <text:p text:style-name="P1">0. Ausgangsposition</text:p>
      <text:p text:style-name="P1"><text:s text:c="11"/>| <text:s/>|</text:p>
      <text:p text:style-name="P1"><text:s text:c="11"/>| <text:s/>| <text:s text:c="16"/></text:p>
      <text:p text:style-name="P1">--------- <text:s text:c="2"/>-----------</text:p>
      <text:p text:style-name="P1">54321L</text:p>
      <text:p text:style-name="P1"/>
      <text:p text:style-name="P1"/>
      <text:p text:style-name="P1">1. Die Lok fährt vorwärts, einmal komplett am Abstellgleis vorbei, schiebt den letzten Waggon des Zuges rückwärts auf das Abstellgleis, dieser (Waggon 5) wird abgekoppelt und dort stehengelassen, die Lok fährt wieder ein Stück vorwärts, um über die Weiche zu kommen, schiebt danach rückwärts den gesamten Zug wieder komplett hinter das Abstellgleis. </text:p>
      <text:p text:style-name="P1"/>
      <text:p text:style-name="P1"><text:s text:c="10"/>| <text:s/>|</text:p>
      <text:p text:style-name="P1"><text:s text:c="10"/>|5| <text:s text:c="16"/></text:p>
      <text:p text:style-name="P1">-------- <text:s text:c="3"/>-----------</text:p>
      <text:p text:style-name="P1">4321L</text:p>
      <text:p text:style-name="P1"/>
      <text:p text:style-name="P1">2. Die Lok fährt vorwärts bis zum Abstellgleis, der dort abgestellte Waggon 5 wird vorn angekoppelt, die Lok zieht ihn rückwärts wieder aufs Gleis zurück und fährt vorwärts auf die andere Gleisseite. </text:p>
      <text:p text:style-name="P1"/>
      <text:p text:style-name="P1"><text:s text:c="10"/>| <text:s/>|</text:p>
      <text:p text:style-name="P1"><text:s text:c="10"/>| <text:s/>| <text:s text:c="16"/></text:p>
      <text:p text:style-name="P1">-------- <text:s text:c="2"/>-----------</text:p>
      <text:p text:style-name="P1"><text:s text:c="16"/>4321L5</text:p>
      <text:p text:style-name="P1"/>
      <text:p text:style-name="P1">3. Der Waggon (5) wird abgekoppelt und stehen gelassen. Die Lok schiebt den Zug rückwärts zurück auf die andere Gleisseite.</text:p>
      <text:p text:style-name="P1"/>
      <text:p text:style-name="P1"><text:s text:c="10"/>| <text:s/>|</text:p>
      <text:p text:style-name="P1"><text:s text:c="10"/>| <text:s/>| <text:s text:c="16"/></text:p>
      <text:p text:style-name="P1">-------- <text:s text:c="2"/>-----------</text:p>
      <text:p text:style-name="P1">4321L <text:s text:c="15"/>5</text:p>
      <text:p text:style-name="P1"/>
      <text:p text:style-name="P1"/>
      <text:p text:style-name="P1">4. Die Lok fährt vorwärts, einmal komplett am Abstellgleis vorbei, schiebt den letzten Waggon des Zuges rückwärts auf das Abstellgleis, dieser (Waggon 4) wird abgekoppelt und dort stehengelassen, die Lok fährt wieder ein Stück vorwärts, um über die Weiche zu kommen, schiebt danach rückwärts den gesamten Zug wieder komplett hinter das Abstellgleis. </text:p>
      <text:p text:style-name="P1"/>
      <text:p text:style-name="P1"><text:s text:c="10"/>| <text:s/>|</text:p>
      <text:p text:style-name="P1"><text:s text:c="10"/>|4| <text:s text:c="16"/></text:p>
      <text:p text:style-name="P1">-------- <text:s text:c="3"/>-----------</text:p>
      <text:p text:style-name="P1">321L <text:s text:c="17"/>5</text:p>
      <text:p text:style-name="P1"/>
      <text:p text:style-name="P1"/>
      <text:p text:style-name="P2">5. Die Lok fährt vorwärts bis zum Abstellgleis, der dort abgestellte Waggon 4 wird vorn angekoppelt, die Lok zieht ihn rückwärts wieder aufs Gleis zurück und fährt vorwärts auf die andere Gleisseite. </text:p>
      <text:p text:style-name="P1"/>
      <text:p text:style-name="P1"><text:s text:c="10"/>| <text:s/>|</text:p>
      <text:p text:style-name="P1"><text:s text:c="10"/>| <text:s/>| <text:s text:c="16"/></text:p>
      <text:p text:style-name="P1">-------- <text:s text:c="2"/>-----------</text:p>
      <text:p text:style-name="P1"><text:s text:c="16"/>321L45</text:p>
      <text:p text:style-name="P1"/>
      <text:p text:style-name="P1">6. Der Waggon (4) wird von der Lok abgekoppelt und an den stehenden Waggon (5) angekoppelt. Beide werden stehen gelassen. Die Lok schiebt den Zug rückwärts zurück auf die andere Gleisseite.</text:p>
      <text:p text:style-name="P1"/>
      <text:p text:style-name="P1"><text:s text:c="10"/>| <text:s/>|</text:p>
      <text:p text:style-name="P1"><text:s text:c="10"/>| <text:s/>| <text:s text:c="16"/></text:p>
      <text:p text:style-name="P1">-------- <text:s text:c="2"/>-----------</text:p>
      <text:p text:style-name="P1">321L <text:s text:c="15"/>45</text:p>
      <text:p text:style-name="P1"/>
      <text:p text:style-name="P1">7. Die Lok fährt vorwärts, einmal komplett am Abstellgleis vorbei, schiebt den letzten Waggon des Zuges rückwärts auf das Abstellgleis, dieser (Waggon 3) wird abgekoppelt und dort stehengelassen, die Lok fährt wieder ein Stück vorwärts, um über die Weiche zu kommen, schiebt danach rückwärts den gesamten Zug wieder komplett hinter das Abstellgleis. </text:p>
      <text:p text:style-name="P1"/>
      <text:p text:style-name="P1"><text:s text:c="10"/>| <text:s/>|</text:p>
      <text:p text:style-name="P1"><text:s text:c="10"/>|3| <text:s text:c="16"/></text:p>
      <text:p text:style-name="P1">-------- <text:s text:c="3"/>-----------</text:p>
      <text:p text:style-name="P1">21L <text:s text:c="17"/>45</text:p>
      <text:p text:style-name="P1"/>
      <text:p text:style-name="P1">8. Die Lok fährt vorwärts bis zum Abstellgleis, der dort abgestellte Waggon 3 wird vorn angekoppelt, die Lok zieht ihn rückwärts wieder aufs Gleis zurück und fährt vorwärts auf die andere Gleisseite. </text:p>
      <text:p text:style-name="P1"/>
      <text:p text:style-name="P1"><text:s text:c="10"/>| <text:s/>|</text:p>
      <text:p text:style-name="P1"><text:s text:c="10"/>| <text:s/>| <text:s text:c="16"/></text:p>
      <text:p text:style-name="P1">-------- <text:s text:c="2"/>-----------</text:p>
      <text:p text:style-name="P1"><text:s text:c="16"/>21L345</text:p>
      <text:p text:style-name="P1"/>
      <text:p text:style-name="P1">9. Der Waggon (3) wird von der Lok abgekoppelt und an die stehenden Waggons (4 und 5) angekoppelt. Alle werden stehen gelassen. Die Lok schiebt den Zug rückwärts zurück auf die andere Gleisseite.</text:p>
      <text:p text:style-name="P1"/>
      <text:p text:style-name="P1"><text:s text:c="10"/>| <text:s/>|</text:p>
      <text:p text:style-name="P1"><text:s text:c="10"/>| <text:s/>| <text:s text:c="16"/></text:p>
      <text:p text:style-name="P1">-------- <text:s text:c="2"/>-----------</text:p>
      <text:p text:style-name="P1">21L <text:s text:c="15"/>345</text:p>
      <text:p text:style-name="P1"/>
      <text:p text:style-name="P1"/>
      <text:p text:style-name="P2">10. Die Lok fährt vorwärts, einmal komplett am Abstellgleis vorbei, schiebt den letzten Waggon des Zuges rückwärts auf das Abstellgleis, dieser (Waggon 2) wird abgekoppelt und dort stehengelassen, die Lok fährt wieder ein Stück vorwärts, um über die Weiche zu kommen, schiebt danach rückwärts den gesamten Zug wieder komplett hinter das Abstellgleis. </text:p>
      <text:p text:style-name="P1"/>
      <text:p text:style-name="P1"><text:s text:c="10"/>| <text:s/>|</text:p>
      <text:p text:style-name="P1"><text:s text:c="10"/>|2| <text:s text:c="16"/></text:p>
      <text:p text:style-name="P1">-------- <text:s text:c="3"/>-----------</text:p>
      <text:p text:style-name="P1">1L <text:s text:c="17"/>345</text:p>
      <text:p text:style-name="P1"/>
      <text:p text:style-name="P1">11. Die Lok fährt vorwärts bis zum Abstellgleis, der dort abgestellte Waggon 2 wird vorn angekoppelt, die Lok zieht ihn rückwärts wieder aufs Gleis zurück und fährt vorwärts auf die andere Gleisseite. </text:p>
      <text:p text:style-name="P1"/>
      <text:p text:style-name="P1"><text:s text:c="10"/>| <text:s/>|</text:p>
      <text:p text:style-name="P1"><text:s text:c="10"/>| <text:s/>| <text:s text:c="16"/></text:p>
      <text:p text:style-name="P1">-------- <text:s text:c="2"/>-----------</text:p>
      <text:p text:style-name="P1"><text:s text:c="16"/>1L2345</text:p>
      <text:p text:style-name="P1"/>
      <text:p text:style-name="P1">12. Der Waggon (2) wird von der Lok abgekoppelt und an die stehenden Waggons (3, 4 und 5) angekoppelt. Alle werden stehen gelassen. Die Lok schiebt den Zug rückwärts zurück auf die andere Gleisseite.</text:p>
      <text:p text:style-name="P1"/>
      <text:p text:style-name="P1"><text:s text:c="10"/>| <text:s/>|</text:p>
      <text:p text:style-name="P1"><text:s text:c="10"/>| <text:s/>| <text:s text:c="16"/></text:p>
      <text:p text:style-name="P1">-------- <text:s text:c="2"/>-----------</text:p>
      <text:p text:style-name="P1">1L <text:s text:c="15"/>2345</text:p>
      <text:p text:style-name="P1"/>
      <text:p text:style-name="P1">13. Die Lok fährt vorwärts, einmal komplett am Abstellgleis vorbei, schiebt den letzten Waggon des Zuges rückwärts auf das Abstellgleis, dieser (Waggon 1) wird abgekoppelt und dort stehengelassen, die Lok fährt wieder ein Stück vorwärts, um über die Weiche zu kommen, fährt danach rückwärts hinter das Abstellgleis. </text:p>
      <text:p text:style-name="P1"/>
      <text:p text:style-name="P1"><text:s text:c="10"/>| <text:s/>|</text:p>
      <text:p text:style-name="P1"><text:s text:c="10"/>|1| <text:s text:c="16"/></text:p>
      <text:p text:style-name="P1">-------- <text:s text:c="3"/>-----------</text:p>
      <text:p text:style-name="P1">L <text:s text:c="18"/>345</text:p>
      <text:p text:style-name="P1"/>
      <text:p text:style-name="P1">14. Die Lok fährt vorwärts bis zum Abstellgleis, der dort abgestellte Waggon 1 wird vorn angekoppelt, die Lok zieht ihn rückwärts wieder aufs Gleis zurück und fährt vorwärts auf die andere Gleisseite. </text:p>
      <text:p text:style-name="P1"/>
      <text:p text:style-name="P1"><text:s text:c="10"/>| <text:s/>|</text:p>
      <text:p text:style-name="P1"><text:s text:c="10"/>| <text:s/>| <text:s text:c="16"/></text:p>
      <text:p text:style-name="P1">-------- <text:s text:c="2"/>-----------</text:p>
      <text:p text:style-name="P1"><text:s text:c="16"/>L12345</text:p>
      <text:p text:style-name="P1"/>
      <text:p text:style-name="P1">15. Die stehenden Waggons (2, 3, 4 und 5) werden an Waggon 1 angekoppel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Knabe-Schönemann</meta:initial-creator>
    <meta:creation-date>2015-10-19T14:07:29.963826000</meta:creation-date>
    <dc:date>2015-10-19T14:12:09.117238000</dc:date>
    <dc:creator>Andrea Knabe-Schönemann</dc:creator>
    <meta:editing-duration>PT4M40S</meta:editing-duration>
    <meta:editing-cycles>1</meta:editing-cycles>
    <meta:document-statistic meta:table-count="0" meta:image-count="0" meta:object-count="0" meta:page-count="3" meta:paragraph-count="77" meta:word-count="657" meta:character-count="4828" meta:non-whitespace-character-count="3409"/>
    <meta:generator>LibreOffice/4.4.5.2$MacOSX_X86_64 LibreOffice_project/a22f674fd25a3b6f45bdebf25400ed2adff0ff99</meta:generator>
  </office:meta>
</office:document-meta>
</file>